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  <style:style style:name="ce3" style:family="table-cell" style:parent-style-name="Default" style:data-style-name="N37"/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currency" office:currency="USD" office:value="-1500.99" calcext:value-type="currency">
            <text:p>-$1,500.9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e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1980-11-21" calcext:value-type="date">
            <text:p>21.11.8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Both alike</text:p>
          </table:table-cell>
          <table:table-cell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 <text:span text:style-name="T1">C14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.00.0000</text:date>, <text:time style:data-style-name="N2" text:time-value="10:24:35.605228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08-30T10:25:09.485507755</dc:date>
    <dc:language>de-DE</dc:language>
    <meta:editing-cycles>4</meta:editing-cycles>
    <meta:editing-duration>PT3M39S</meta:editing-duration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